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7" style:family="paragraph" style:parent-style-name="Standard"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1a453a"/>
    </style:style>
    <style:style style:name="P9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style:text-underline-style="none" officeooo:paragraph-rsid="000442af"/>
    </style:style>
    <style:style style:name="P11" style:family="paragraph" style:parent-style-name="Standard">
      <style:text-properties style:font-name="Liberation Sans" fo:language="en" fo:country="US" officeooo:rsid="00180431" officeooo:paragraph-rsid="0017beb4"/>
    </style:style>
    <style:style style:name="P12" style:family="paragraph" style:parent-style-name="Standard">
      <style:text-properties style:font-name="Liberation Sans" fo:language="en" fo:country="US" officeooo:rsid="001edf7b" officeooo:paragraph-rsid="001edf7b"/>
    </style:style>
    <style:style style:name="P13" style:family="paragraph" style:parent-style-name="Standard">
      <style:text-properties style:font-name="Liberation Sans" fo:language="en" fo:country="US" officeooo:rsid="0022fbce" officeooo:paragraph-rsid="0022fbce"/>
    </style:style>
    <style:style style:name="P14" style:family="paragraph" style:parent-style-name="Standard">
      <style:text-properties style:font-name="Liberation Sans" fo:language="en" fo:country="US" officeooo:rsid="0023327b" officeooo:paragraph-rsid="001edf7b"/>
    </style:style>
    <style:style style:name="P15" style:family="paragraph" style:parent-style-name="Standard">
      <style:text-properties style:font-name="Liberation Sans" fo:language="en" fo:country="US" officeooo:rsid="0023327b" officeooo:paragraph-rsid="0023327b"/>
    </style:style>
    <style:style style:name="P16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289f4d"/>
    </style:style>
    <style:style style:name="P17" style:family="paragraph" style:parent-style-name="Standard">
      <style:text-properties style:font-name="Liberation Sans" fo:language="en" fo:country="US" officeooo:rsid="00316bc2" officeooo:paragraph-rsid="00316bc2"/>
    </style:style>
    <style:style style:name="P18" style:family="paragraph" style:parent-style-name="Standard">
      <style:text-properties style:font-name="Liberation Sans" officeooo:rsid="0012a4bd" officeooo:paragraph-rsid="0017beb4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20" style:family="paragraph" style:parent-style-name="Standard">
      <style:text-properties style:font-name="Liberation Sans" officeooo:rsid="0018db99" officeooo:paragraph-rsid="0018db99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paragraph-rsid="003f0a66"/>
    </style:style>
    <style:style style:name="P23" style:family="paragraph" style:parent-style-name="Standard">
      <style:text-properties style:font-name="Liberation Sans" officeooo:paragraph-rsid="003f0a66"/>
    </style:style>
    <style:style style:name="P24" style:family="paragraph" style:parent-style-name="Standard">
      <style:paragraph-properties fo:text-align="justify" style:justify-single-word="false"/>
      <style:text-properties officeooo:paragraph-rsid="000db620"/>
    </style:style>
    <style:style style:name="P25" style:family="paragraph" style:parent-style-name="Standard">
      <style:text-properties officeooo:paragraph-rsid="000442af"/>
    </style:style>
    <style:style style:name="P26" style:family="paragraph" style:parent-style-name="Standard">
      <style:text-properties officeooo:paragraph-rsid="003a1258"/>
    </style:style>
    <style:style style:name="P27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30" style:family="paragraph" style:parent-style-name="Heading_20_2">
      <style:text-properties style:font-name="Liberation Sans"/>
    </style:style>
    <style:style style:name="P31" style:family="paragraph" style:parent-style-name="Heading_20_2">
      <style:paragraph-properties fo:break-before="page"/>
      <style:text-properties officeooo:paragraph-rsid="003cc94d"/>
    </style:style>
    <style:style style:name="P32" style:family="paragraph" style:parent-style-name="Standard" style:list-style-name="L1">
      <style:text-properties style:font-name="Liberation Sans" style:text-underline-style="none" officeooo:rsid="001a453a" officeooo:paragraph-rsid="003cc94d"/>
    </style:style>
    <style:style style:name="P33" style:family="paragraph" style:parent-style-name="Standard" style:list-style-name="L1">
      <style:text-properties style:font-name="Liberation Sans" style:text-underline-style="none" officeooo:paragraph-rsid="003cc94d"/>
    </style:style>
    <style:style style:name="P34" style:family="paragraph" style:parent-style-name="Standard">
      <style:text-properties officeooo:paragraph-rsid="003f0a66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style:font-name="Liberation Sans" officeooo:rsid="0023327b"/>
    </style:style>
    <style:style style:name="T17" style:family="text">
      <style:text-properties style:font-name="Liberation Sans" style:text-underline-style="solid" style:text-underline-width="auto" style:text-underline-color="font-color" officeooo:rsid="0023327b"/>
    </style:style>
    <style:style style:name="T18" style:family="text">
      <style:text-properties style:font-name="Liberation Sans" fo:language="en" fo:country="US" officeooo:rsid="001edf7b"/>
    </style:style>
    <style:style style:name="T19" style:family="text">
      <style:text-properties style:font-name="Liberation Sans" fo:language="en" fo:country="US" officeooo:rsid="003a1258"/>
    </style:style>
    <style:style style:name="T20" style:family="text">
      <style:text-properties style:font-name="Liberation Sans" fo:language="en" fo:country="US" officeooo:rsid="003b0c9f"/>
    </style:style>
    <style:style style:name="T21" style:family="text">
      <style:text-properties style:font-name="Liberation Sans" officeooo:rsid="003a1258"/>
    </style:style>
    <style:style style:name="T22" style:family="text">
      <style:text-properties officeooo:rsid="000db620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80431"/>
    </style:style>
    <style:style style:name="T25" style:family="text">
      <style:text-properties officeooo:rsid="0018db99"/>
    </style:style>
    <style:style style:name="T26" style:family="text">
      <style:text-properties officeooo:rsid="001a453a"/>
    </style:style>
    <style:style style:name="T27" style:family="text">
      <style:text-properties officeooo:rsid="003b0c9f"/>
    </style:style>
    <style:style style:name="T28" style:family="text">
      <style:text-properties officeooo:rsid="003e7b90"/>
    </style:style>
    <style:style style:name="T29" style:family="text">
      <style:text-properties fo:font-size="16pt" fo:font-weight="bold" officeooo:rsid="00146529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43b15f" style:font-size-asian="16pt" style:font-weight-asian="bold" style:font-size-complex="16pt" style:font-weight-complex="bold"/>
    </style:style>
    <style:style style:name="T31" style:family="text">
      <style:text-properties officeooo:rsid="0043b15f"/>
    </style:style>
    <style:style style:name="T32" style:family="text">
      <style:text-properties officeooo:rsid="0041ad05"/>
    </style:style>
    <style:style style:name="T33" style:family="text">
      <style:text-properties style:font-name="Liberation Mono" officeooo:rsid="0041ad05" style:font-name-asian="Noto Sans Mono CJK SC" style:font-name-complex="Liberation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3"/>
      <text:p text:style-name="P19">1.</text:p>
      <text:p text:style-name="P3">Stack traces are different between Tao’s and Rodo’s (2 different machines) when running the same code.</text:p>
      <text:p text:style-name="P4">To-do:</text:p>
      <text:p text:style-name="P28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8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21"/>
      <text:p text:style-name="P19">2.</text:p>
      <text:p text:style-name="P27"><text:span text:style-name="T4">Change in the </text:span><text:span text:style-name="T16">executed </text:span><text:span text:style-name="T4">directory’s content </text:span><text:span text:style-name="T17">or</text:span><text:span text:style-name="T16"> </text:span><text:span text:style-name="T5">executed file location </text:span><text:span text:style-name="T17">or</text:span><text:span text:style-name="T16"> both</text:span><text:span text:style-name="T4"> </text:span><text:span text:style-name="T5">do</text:span><text:span text:style-name="T7">es</text:span><text:span text:style-name="T5"> not affect the stack traces. </text:span></text:p>
      <text:p text:style-name="P21"/>
      <text:p text:style-name="P19">3.</text:p>
      <text:p text:style-name="P16">Running with a library imported (pandas) has longer runtime than running without any library imported (readline)</text:p>
      <text:p text:style-name="P2"/>
      <text:p text:style-name="P19">4.</text:p>
      <text:p text:style-name="P5">When running python code to compare 2 stack traces, the stack trace text files must be stored in different directory or renamed as running a new python code <text:span text:style-name="T22">(in this case, the compare code)</text:span> will try to overwrite and read the text file at the same time.</text:p>
      <text:p text:style-name="P5"/>
      <text:p text:style-name="P19">5.</text:p>
      <text:p text:style-name="P24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1">tasks</text:span><text:span text:style-name="T9"> </text:span><text:span text:style-name="T21">multiple</text:span><text:span text:style-name="T9"> times.</text:span></text:p>
      <text:p text:style-name="P6">So, to evaluate the differences between 2 ‘vpython.txt’ files and avoid vpython generating large stack trace file, I use python version 3.8 instead.</text:p>
      <text:p text:style-name="P7"/>
      <text:p text:style-name="P20">6.</text:p>
      <text:p text:style-name="P18"><text:span text:style-name="T23">Record differences between 2 files: </text:span><text:span text:style-name="T24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11"/>
      <text:p text:style-name="P12">7.</text:p>
      <text:p text:style-name="P26"><text:span text:style-name="T19">(Taos’s idea) </text:span><text:span text:style-name="T18">Count the total of push pop operation and </text:span><text:span text:style-name="T19">write</text:span><text:span text:style-name="T18"> to stack.txt at the end of the program. </text:span></text:p>
      <text:p text:style-name="P26"><text:span text:style-name="T19">R</text:span><text:span text:style-name="T18">ecording </text:span><text:span text:style-name="T19">stack line by line during the operation</text:span><text:span text:style-name="T18"> </text:span><text:span text:style-name="T19">is</text:span><text:span text:style-name="T18"> </text:span><text:span text:style-name="T19">slow</text:span><text:span text:style-name="T18"> (</text:span><text:span text:style-name="T19">example has been</text:span><text:span text:style-name="T18"> discussed in section 5) </text:span><text:span text:style-name="T19">as the cpu has to switch between different tasks in different memory locations </text:span><text:span text:style-name="T20">to execute the code</text:span><text:span text:style-name="T19">. Eliminating this helps to reduce a small repetitive task during the operation </text:span><text:span text:style-name="T20">and thus boost the performance</text:span><text:span text:style-name="T19">.</text:span></text:p>
      <text:p text:style-name="P12"/>
      <text:p text:style-name="P13">8.</text:p>
      <text:p text:style-name="P17">The stack trace files generated append to the exiting text file with the same name in the directory. This should be <text:span text:style-name="T27">avoided by renaming the existing stack trace files or moving them to a different directory.</text:span></text:p>
      <text:p text:style-name="P14"/>
      <text:p text:style-name="P15">9.</text:p>
      <text:h text:style-name="P31" text:outline-level="2">TODOs <text:span text:style-name="T28">28/12</text:span><text:span text:style-name="T25"> – </text:span><text:span text:style-name="T28">Sun 2/1</text:span></text:h>
      <text:list xml:id="list2854295292" text:style-name="L1">
        <text:list-item>
          <text:p text:style-name="P32">Automate testing process (run code, change the filename, move it to a folder, run count_stack.py) (possibly using bash script)</text:p>
        </text:list-item>
        <text:list-item>
          <text:p text:style-name="P32">Add more dataset length where necessary</text:p>
        </text:list-item>
        <text:list-item>
          <text:p text:style-name="P33"><text:span text:style-name="T26">Tweak the code and analyze: Use a new library - numpy, additional </text:span><text:span text:style-name="T28">(excessive) </text:span><text:span text:style-name="T26">statement.</text:span></text:p>
        </text:list-item>
      </text:list>
      <text:p text:style-name="P8"/>
      <text:p text:style-name="P8"/>
      <text:h text:style-name="P30" text:outline-level="2"/>
      <text:p text:style-name="P1"/>
      <text:p text:style-name="P1"/>
      <text:p text:style-name="P1"/>
      <text:p text:style-name="P9"/>
      <text:p text:style-name="P29">How to push code to github:</text:p>
      <text:p text:style-name="P1"/>
      <text:p text:style-name="P1">git init</text:p>
      <text:p text:style-name="P10">git add .</text:p>
      <text:p text:style-name="P25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25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  <text:p text:style-name="P22"><text:span text:style-name="T29">How to </text:span><text:span text:style-name="T30">prepare and run bash script</text:span></text:p>
      <text:p text:style-name="P34"><text:span text:style-name="Source_20_Text">chmod u+x </text:span><text:span text:style-name="Source_20_Text"><text:span text:style-name="T33">bash-script</text:span></text:span><text:span text:style-name="Source_20_Text">.sh</text:span></text:p>
      <text:p text:style-name="P23"><text:span text:style-name="Source_20_Text">./</text:span><text:span text:style-name="Source_20_Text"><text:span text:style-name="T31">bash-script.sh</text:span></text:span></text:p>
      <text:p text:style-name="P23"><text:span text:style-name="Source_20_Text"/></text:p>
      <text:p text:style-name="P23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23</meta:editing-cycles>
    <meta:editing-duration>P3DT11H31M49S</meta:editing-duration>
    <dc:date>2022-01-07T22:17:15.600755140</dc:date>
    <meta:document-statistic meta:table-count="0" meta:image-count="0" meta:object-count="0" meta:page-count="3" meta:paragraph-count="37" meta:word-count="481" meta:character-count="2812" meta:non-whitespace-character-count="2367"/>
  </office:meta>
</office:document-meta>
</file>